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Verdana" style:font-name-asian="Verdana1" style:font-name-complex="Verdana1"/>
    </style:style>
    <style:style style:name="P2" style:family="paragraph" style:parent-style-name="Standard">
      <style:paragraph-properties fo:text-align="center" style:justify-single-word="false"/>
    </style:style>
    <style:style style:name="P3" style:family="paragraph" style:parent-style-name="Standard" style:list-style-name="WWNum8">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0">
      <style:paragraph-properties fo:margin-left="0.5in" fo:margin-right="0in" fo:text-indent="-0.25in" style:auto-text-indent="false"/>
    </style:style>
    <style:style style:name="P6" style:family="paragraph" style:parent-style-name="Standard" style:list-style-name="WWNum9">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7" style:master-page-name="Standard">
      <style:paragraph-properties fo:margin-left="0.5in" fo:margin-right="0in" fo:text-indent="-0.25in" style:auto-text-indent="false" style:page-number="1"/>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font-weight="bold" style:font-weight-asian="bold"/>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0.5in" fo:margin-right="0in" fo:text-align="center" style:justify-single-word="false" fo:text-indent="0in" style:auto-text-indent="false"/>
    </style:style>
    <style:style style:name="P19" style:family="paragraph" style:parent-style-name="Standard">
      <style:paragraph-properties fo:margin-left="1.5in" fo:margin-right="0in" fo:text-indent="0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1in" fo:margin-right="0in" fo:text-indent="0.5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style:font-name="Verdana" fo:font-weight="bold" style:font-name-asian="Verdana1" style:font-weight-asian="bold" style:font-name-complex="Verdana1" fo:background-color="#ffffff"/>
    </style:style>
    <style:style style:name="T4" style:family="text">
      <style:text-properties style:font-name="Verdana" style:font-name-asian="Verdana1" style:font-name-complex="Verdana1" fo:background-color="#ffffff"/>
    </style:style>
    <style:style style:name="T5" style:family="text">
      <style:text-properties fo:color="#1155cc" style:text-underline-style="solid" style:text-underline-width="auto" style:text-underline-color="font-color"/>
    </style:style>
    <style:style style:name="T6" style:family="text">
      <style:text-properties fo:font-size="14pt" fo:font-weight="bold" style:font-size-asian="14pt" style:font-weight-asian="bold" style:font-size-complex="14pt"/>
    </style:style>
    <style:style style:name="T7" style:family="text">
      <style:text-properties fo:color="#333333"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00135229" text:style-name="WWNum7">
        <text:list-item>
          <text:p text:style-name="P13">Make a bootable USB thumb drive with file: Lubuntu-DonkeyCar_vX.Xx-18.04.iso</text:p>
        </text:list-item>
      </text:list>
      <text:p text:style-name="P14">Windows users can try Rufus( https://rufus.akeo.ie/ )</text:p>
      <text:p text:style-name="P14">Mac users can try Etcher( https://tutorials.ubuntu.com/tutorial/tutorial-create-a-usb-stick-on-macos#0 )</text:p>
      <text:p text:style-name="P14">Linux users can use unetbootin (sudo apt install unetbootin )</text:p>
      <text:p text:style-name="P14"/>
      <text:list xml:id="list295511062" text:style-name="WWNum8">
        <text:list-item>
          <text:p text:style-name="P3">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Standard"/>
      <text:p text:style-name="P14">hit enter when the "try Lubuntu without installing" option is presented and wait for the desktop to appear.</text:p>
      <text:p text:style-name="Standard"/>
      <text:list xml:id="list2271009842" text:style-name="WWNum2">
        <text:list-item>
          <text:p text:style-name="P4"><text:s/>Connect your computer to your preferred WiFi network using the Networks icon found in the bottom right corner. <text:s/>A few default documentation web pages are presented when you open up the web browser by double clicking on the Firefox icon on the desktop.</text:p>
        </text:list-item>
      </text:list>
      <text:p text:style-name="Standard"/>
      <text:list xml:id="list2239880868" text:style-name="WWNum10">
        <text:list-item>
          <text:p text:style-name="P5">Create your Raspberry Pi image. </text:p>
        </text:list-item>
      </text:list>
      <text:p text:style-name="P14">Also setup its hostname and WiFi by inserting a 8GB or more uSD card(cancel any dialogs wanting to display the uSD) and then opening up a Terminal window and typing:</text:p>
      <text:p text:style-name="P14"><text:span text:style-name="T2">script-zipdd ~/Downloads/</text:span><text:span text:style-name="T3">donkey_2.5.0t_pi3.zip</text:span><text:span text:style-name="T2"> yourname-donkeycar</text:span> <text:s text:c="2"/>note: change to your personal hostname the “yourname-donkeycar” part. <text:s/>If the rPi image file is in another location, use that path.</text:p>
      <text:p text:style-name="P14">Then enter the questions about your Wifi setup and wait until it finishes.</text:p>
      <text:p text:style-name="P14"/>
      <text:list xml:id="list2677232422" text:style-name="WWNum9">
        <text:list-item>
          <text:p text:style-name="P6">Remove the uSD card and put it into the Raspberry Pi on your DonkeyCar and boot it up. In about 1 minutes you can ssh into it using the terminal window like this:</text:p>
        </text:list-item>
      </text:list>
      <text:p text:style-name="P14"><text:span text:style-name="T2">ssh pi@yourname-donkeycar.local <text:s/></text:span>It's recommended you change the default login password using the raspi-config program by entering: <text:span text:style-name="T2">sudo raspi-config</text:span></text:p>
      <text:p text:style-name="P14">Besides changing your password, check to be sure the Camera and I2C options have been enabled. You will find them in menu item 5, “Interfacing Options”. Under advanced options is the option to expand the filesystem to use all of the uSD and this too is recommended. <text:span text:style-name="T2">Go ahead and reboot when done</text:span></text:p>
      <text:p text:style-name="P15"/>
      <text:list xml:id="list210928923823358" text:continue-numbering="true" text:style-name="WWNum9">
        <text:list-item>
          <text:p text:style-name="P6"><text:soft-page-break/>Let’s upgrade and setup the donkeycar software on the rPi to the latest from the Master branch in github( <text:a xlink:type="simple" xlink:href="https://github.com/wrosco/donkey" text:style-name="ListLabel_20_100" text:visited-style-name="ListLabel_20_100"><text:span text:style-name="T5">https://github.com/tawnkramer/donkey</text:span></text:a> ). <text:s/>Do this with: <text:span text:style-name="T2">script-rpi-donkeyUpdate </text:span></text:p>
        </text:list-item>
      </text:list>
      <text:p text:style-name="Standard"/>
      <text:list xml:id="list3220559036" text:style-name="WWNum4">
        <text:list-item>
          <text:p text:style-name="P7">Customizing your setup: If you’d like to customize your vehicle software settings, now would be the time to edit the myconfig.py file located in the /home/pi/d2( ~/d2 ) directory. Put any settings from config.py you’d like to customize in the file and leave config.py unchanged so updates don’t be overwritten. </text:p>
        </text:list-item>
      </text:list>
      <text:p text:style-name="P14"/>
      <text:p text:style-name="P16">To enable use of bluetooth on the rPi and start the pairing process with your Sony PS3 Controller,</text:p>
      <text:p text:style-name="P16"><text:s/>run this in a new terminal or after logging out of the ssh shell: <text:span text:style-name="T2"><text:s/>script-bluetoothPS3-setup</text:span></text:p>
      <text:p text:style-name="P16">It’ll halt the system when done and hitting enter in the terminal window will show you what </text:p>
      <text:p text:style-name="P16">needs to be run after removing power and rebooting. Use <text:span text:style-name="T2">script-bluetoothPS3-final</text:span> to remotely run the</text:p>
      <text:p text:style-name="P16">bluetoothctl on the rPi and finish the bluetooth setup.</text:p>
      <text:p text:style-name="P1"/>
      <text:list xml:id="list3737958343" text:style-name="WWNum5">
        <text:list-item>
          <text:p text:style-name="P8">Get training data(tubs) by driving your Donkey Car around the track to accumulate images and steering/throttle data. Start driving with:</text:p>
        </text:list-item>
      </text:list>
      <text:p text:style-name="P14"><text:span text:style-name="T2">script-drive</text:span></text:p>
      <text:p text:style-name="P14">If using the webController, point your browser to yourname-donkey.local:8887 and pick the joystick option and drive.</text:p>
      <text:p text:style-name="Standard"/>
      <text:list xml:id="list2178793825" text:style-name="WWNum1">
        <text:list-item>
          <text:p text:style-name="P9">Get your training tub data from your car to your local d2/data directory:</text:p>
        </text:list-item>
      </text:list>
      <text:p text:style-name="Standard"><text:tab/>First, create you local directory with <text:span text:style-name="T2">script-local-createcar</text:span> and then run:</text:p>
      <text:p text:style-name="P14"><text:span text:style-name="T2">script-rsync-data</text:span></text:p>
      <text:p text:style-name="Standard"/>
      <text:list xml:id="list783594518" text:style-name="WWNum11">
        <text:list-item>
          <text:p text:style-name="P10">Train your pilot( myPilot ) using this command:</text:p>
        </text:list-item>
      </text:list>
      <text:p text:style-name="P14"><text:span text:style-name="T2">script-train your-tub-name</text:span> or <text:span text:style-name="T2">script-train all</text:span> or <text:span text:style-name="T2">script-train your-tub-name,your-tub-name,... </text:span></text:p>
      <text:p text:style-name="P14">Note: just running script-train will present you with a list of your tubs.</text:p>
      <text:p text:style-name="Standard"><text:soft-page-break/></text:p>
      <text:list xml:id="list254404575" text:style-name="WWNum6">
        <text:list-item>
          <text:p text:style-name="P11">Copy your pilot(myPilot) back to your DonkeyCar using:</text:p>
        </text:list-item>
      </text:list>
      <text:p text:style-name="P14"><text:span text:style-name="T2">script-rsync-pilot</text:span></text:p>
      <text:p text:style-name="Standard"/>
      <text:list xml:id="list954623110" text:style-name="WWNum3">
        <text:list-item>
          <text:p text:style-name="P12">Run your pilot with this:</text:p>
        </text:list-item>
      </text:list>
      <text:p text:style-name="P14"><text:span text:style-name="T2">script-auto-drive</text:span></text:p>
      <text:p text:style-name="Standard"/>
      <text:p text:style-name="Standard"><text:tab/>NOTE: <text:s/>After every reboot of the PC/bootable ISO you will want to reauthorize your ssh keys and that</text:p>
      <text:p text:style-name="P16"><text:s/>can be done with <text:span text:style-name="T2">script-reauthorize-ssh [yourname-donkeycar.local]</text:span></text:p>
      <text:p text:style-name="P16"/>
      <text:p text:style-name="Standard"/>
      <text:p text:style-name="P18"><text:span text:style-name="T6">Scripts Listing of /home/lubuntu/bin</text:span></text:p>
      <text:p text:style-name="P14">script-zipdd<text:tab/>- script-zipdd &lt;path to donkey_2.img.zip file&gt; &lt;yourname-donkeycar&gt; [uSD device]</text:p>
      <text:p text:style-name="P19">copies Donkey rPi image file to uSD and customizes it for your preferred WiFi router and <text:s/>sets the rPi hostname and sets the rPi hostname for all commands in script-config.</text:p>
      <text:p text:style-name="P19"/>
      <text:p text:style-name="P14">script-rpi-donkeyUpdate - script-rpi-donkeyUpdate [yourname-donkeycar.local]</text:p>
      <text:p text:style-name="P19">Runs git pull, pip install, donkey createcar, etc to get the latest donkey software on the rPi and a new d2 directory(~/d2).</text:p>
      <text:p text:style-name="P19"/>
      <text:p text:style-name="P14">script-rpi-donkeySetup - script-rpi-donkeyUpdate [yourname-donkeycar.local]</text:p>
      <text:p text:style-name="P19">Runs donkey command createcar to create a new d2 directory(~/d2).</text:p>
      <text:p text:style-name="P19"/>
      <text:p text:style-name="P14"><text:soft-page-break/>script-local-createcar - script-local-createcar</text:p>
      <text:p text:style-name="P19">Runs donkey command to create the d2 directory(~/d2)</text:p>
      <text:p text:style-name="P19"/>
      <text:p text:style-name="P14">script-remote-createcar - script-remote-createcar [yourname-donkeycar.local]</text:p>
      <text:p text:style-name="P19">Runs donkey command to create the d2 directory(~/d2) on the rPi</text:p>
      <text:p text:style-name="P19"/>
      <text:p text:style-name="P14">script-rsync-data - script-rsync-data [yourname-donkeycar.local]</text:p>
      <text:p text:style-name="P19">Copies your training data tubs(~/d2/data/*) from your Donkey Car to your computer(~/d2/data/*) </text:p>
      <text:p text:style-name="P19"/>
      <text:p text:style-name="P14">script-train - script-train &lt;tub directory name&gt; [tub name,tub name,... | all]</text:p>
      <text:p text:style-name="P19">Runs the Tensorflow training on your tub data </text:p>
      <text:p text:style-name="P14"/>
      <text:p text:style-name="P14">script-rsync-pilot - script-rsync-pilot [yourname-donkeycar.local]</text:p>
      <text:p text:style-name="P19">Copies your trained pilot(~/d2/models/myPilot) from your computer to your Donkey Car(~/d2/models/myPilot) </text:p>
      <text:p text:style-name="P14"/>
      <text:p text:style-name="P14">script-drive - script-drive [yourname-donkeycar.local]</text:p>
      <text:p text:style-name="P19">Runs ssh to your Donkey Car and runs the drive command. </text:p>
      <text:p text:style-name="Standard"/>
      <text:p text:style-name="P14">script-auto-drive - script-auto-drive [yourname-donkeycar.local]</text:p>
      <text:p text:style-name="P19">Runs ssh to your Donkey Car and runs the drive command with model, myPilot. </text:p>
      <text:p text:style-name="Standard"/>
      <text:p text:style-name="P14"><text:soft-page-break/>script-bluetooth-setup - script-bluetooth-setup [yourname-donkeycar.local]</text:p>
      <text:p text:style-name="P19">Loads needed software and enables auto start of the Bluetooth service. It automatically halts/shuts down the rPi and power must be removed and replaced for the Bluetooth hardware to be started properly</text:p>
      <text:p text:style-name="Standard"/>
      <text:p text:style-name="P14">script-bluetooth-final - script-bluetooth-final [yourname-donkeycar.local]</text:p>
      <text:p text:style-name="P19">Finishes the Bluetooth pairing process between the rPi and PS3 Controller. The user is required to connect the controller to the rPi over USB cable and to enter information listed prior to prompts. When finished you should see “js0” listed with other input devices.</text:p>
      <text:p text:style-name="P19"/>
      <text:p text:style-name="P20"><text:tab/>script-reauthorize-ssh - script-reauthorize-ssh yourname-donkeycar.local</text:p>
      <text:p text:style-name="P20"><text:tab/><text:tab/><text:tab/>Reauthorizes automatic remote login which is lost with each reboot of this bootable ISO.</text:p>
      <text:p text:style-name="P20"><text:tab/><text:tab/><text:tab/>Enabling persistent storage would eliminate the need for reauthorization.</text:p>
      <text:p text:style-name="P20"><text:tab/><text:tab/><text:tab/>Look for information on enabling Persistent Storage in your favorite Bootable USB tool.</text:p>
      <text:p text:style-name="Standard"/>
      <text:p text:style-name="Standard"><text:tab/>script-simgym - script-simgym</text:p>
      <text:p text:style-name="P21">Start the drive command on the PC host launching the simulator if the config.py</text:p>
      <text:p text:style-name="P21"><text:span text:style-name="T4">file has DONKY_GYM set true and other DONKEY_SIM_PATH set.</text:span></text:p>
      <text:p text:style-name="Standard"/>
      <text:p text:style-name="P14">script-simtrain - script-simtrain runs the same as script-train but is for continuous training and does</text:p>
      <text:p text:style-name="P21">transfer learning uses myPilotBase.h5 as its base model</text:p>
      <text:p text:style-name="Standard"/>
      <text:p text:style-name="P2"><text:span text:style-name="T6">VERSION HISTORY</text:span></text:p>
      <text:p text:style-name="Standard">0.1c<text:tab/>Adds updated script-zipdd with WiFi and hostname setup. (/home/lubuntu/bin)</text:p>
      <text:p text:style-name="Standard"><text:tab/>Trimmed wpa_supplicant.conf file (/home/lubuntu/Downloads)</text:p>
      <text:p text:style-name="Standard"><text:soft-page-break/><text:tab/>Added HowToDonkey.txt file to desktop. (/home/lubuntu/Desktop)</text:p>
      <text:p text:style-name="Standard"><text:tab/>Added “Drive your car” setup page to default Firefox home pages.</text:p>
      <text:p text:style-name="Standard"><text:tab/></text:p>
      <text:p text:style-name="Standard"/>
      <text:p text:style-name="Standard">0.1d<text:tab/>Change to Lubuntu 17.04 base for working persistent storage boot options.</text:p>
      <text:p text:style-name="P14">Add disabling wifi sleep in wlan0.conf</text:p>
      <text:p text:style-name="P14">Fixed missing wlan0.conf file in Downloads directory</text:p>
      <text:p text:style-name="P14">Update HowToDonkeyCar.txt changed to HowToDonkeyCar.pdf</text:p>
      <text:p text:style-name="P14">-Added document listing of scripts</text:p>
      <text:p text:style-name="P14">Added script-drive to the list of usable scripts</text:p>
      <text:p text:style-name="P14">Added local and remote versions of createcar script</text:p>
      <text:p text:style-name="P14">Added script-auto-drive to start driving using generated myPilot</text:p>
      <text:p text:style-name="P14"/>
      <text:p text:style-name="Standard">0.1e<text:tab/>Change to default wpa_supplicant.conf to contain default networks</text:p>
      <text:p text:style-name="P16">Added script-rpi-donkeyUpdate to get the rPi to the latest version of donkey software.</text:p>
      <text:p text:style-name="P16">Added script-setup-bluetooth placeholder script for update to the joystick bluetooth</text:p>
      <text:p text:style-name="P16">Updated this HowToDonkeyCar.pdf to include the new script and what might be </text:p>
      <text:p text:style-name="P16"><text:tab/>customized in the ~/d2/config.py file.</text:p>
      <text:p text:style-name="P16">Fixed script-train due to changes in how the passed arguments worked.</text:p>
      <text:p text:style-name="P20"/>
      <text:p text:style-name="Standard">0.1e1<text:tab/>Added script-setup-bluetooth script for update to the joystick bluetooth</text:p>
      <text:p text:style-name="Standard"><text:soft-page-break/><text:tab/>Updated this HowToDonkeyCar.pdf to include reference to the bluetooth setup script </text:p>
      <text:p text:style-name="Standard"/>
      <text:p text:style-name="Standard">0.2<text:tab/>Added script-bluetoothPS3-setup and script-bluetoothPS3-final scripts for updates to use</text:p>
      <text:p text:style-name="P16">the PS3 SixAxis bluetooth controller.</text:p>
      <text:p text:style-name="P16">Added Broadcom WiFi drivers.</text:p>
      <text:p text:style-name="P16">Changed wpa_supplicant network priorities(10,20,30).</text:p>
      <text:p text:style-name="P16">Fixed script-zipdd to use the WiFi already connected to and use optional USB devices</text:p>
      <text:p text:style-name="P16">for uSD image copying..</text:p>
      <text:p text:style-name="Standard"><text:tab/>Updated this HowToDonkeyCar.pdf to include reference to the bluetooth scripts and</text:p>
      <text:p text:style-name="P16">above noted changes. </text:p>
      <text:p text:style-name="P16"/>
      <text:p text:style-name="Standard">0.2b<text:tab/>Add script-halt to remotely halt the rPi</text:p>
      <text:p text:style-name="Standard"><text:tab/>Add script-config to hold customizations like defined SSID and/or DonkeyCar hostname</text:p>
      <text:p text:style-name="Standard"><text:tab/>Change all scripts to source script-config and use myHostNameLocal if no hostname is specified.</text:p>
      <text:p text:style-name="Standard"><text:tab/>Add ssh authentication which eliminates requireing a password when logging in from the Live ISO when </text:p>
      <text:p text:style-name="Standard"><text:tab/><text:tab/>used with persistent boot option.</text:p>
      <text:p text:style-name="Standard"><text:tab/>Add script-reauthorize-ssh to help with reauthorizing remote login after rebooting the computer.</text:p>
      <text:p text:style-name="P16"/>
      <text:p text:style-name="Standard">0.2c<text:tab/>Updated to rPi image file donkey_2.2.img.zip</text:p>
      <text:p text:style-name="P16">Updated scripts to adjust for the changes required for the new rPi software</text:p>
      <text:p text:style-name="P16">Added the DonkeyCar Simulator for Linux software. To be found in the DonkeySimLinux directory</text:p>
      <text:p text:style-name="P16"><text:soft-page-break/></text:p>
      <text:p text:style-name="Standard">0.2c1<text:tab/>Fixed incorrect names of the two Bluetooth scripts: script-bluetoothPS3-setup / script-bluetoothPS3-final.</text:p>
      <text:p text:style-name="Standard"><text:tab/>Added file script-rpi-donkeySetup which sets up the rPi donkey(d2) directory without a github update.</text:p>
      <text:p text:style-name="P20"/>
      <text:p text:style-name="Standard">0.2c2<text:tab/>Updated to donkey v2.2.1 and fixed bug in USB uSD adapter code of script-zipdd.</text:p>
      <text:p text:style-name="Standard"/>
      <text:p text:style-name="Standard">0.2c3<text:tab/>Updated script-train to use “all” and also multiple tubs via specifying tub dirs like “tub1,tub2,tubx”</text:p>
      <text:p text:style-name="Standard"><text:tab/>Added net-tools/ifconfig to the preinstalled packages.</text:p>
      <text:p text:style-name="P20"/>
      <text:p text:style-name="Standard">0.2c4<text:tab/>Added Donkey-tools-notes.txt to Documents folder to help use available tools. Fixed zip filename error.</text:p>
      <text:p text:style-name="Standard"><text:tab/>Added Python development IDE ( Eric Python IDE - <text:a xlink:type="simple" xlink:href="http://eric-ide.python-projects.org/" text:style-name="ListLabel_20_100" text:visited-style-name="ListLabel_20_100"><text:span text:style-name="T5">http://eric-ide.python-projects.org/</text:span></text:a> ) and runnable</text:p>
      <text:p text:style-name="Standard"><text:tab/>using eric6 command. Updated the desktop background image with Donkey operational life cycle.</text:p>
      <text:p text:style-name="Standard"/>
      <text:p text:style-name="Standard">0.2c5<text:tab/>Updated the default rPi OS image to 2.5.0 from 2.2.1, now works on rPi 3 B and rPi 3 B+</text:p>
      <text:p text:style-name="Standard"><text:tab/>Added ContinuousTraining folder to the ~/Downloads directory. Contains scripts for continuous training</text:p>
      <text:p text:style-name="Standard"><text:tab/>and setting up the rPi to run in daemon mode for automatically starting donkey on boot-up.</text:p>
      <text:p text:style-name="Standard"><text:tab/>On the rPi, added ntp installation to keep the clock updated.</text:p>
      <text:p text:style-name="Standard"><text:tab/>On the rPi, added updating /etc/localtime to the Los_Angeles time</text:p>
      <text:p text:style-name="Standard"><text:tab/>Added the Unity DonkeyCar Simulator</text:p>
      <text:p text:style-name="Standard"/>
      <text:p text:style-name="Standard">0.2c5a<text:tab/>Updated the DonkeyCar Simulator and added a desktop launch icon for the simulator.</text:p>
      <text:p text:style-name="P20"><text:soft-page-break/><text:tab/>Added rPi Wifi Auto Host AP mode - creates a hotspot when the default SSIDs are not found.</text:p>
      <text:p text:style-name="P20"><text:tab/>Scripts script-simgym script-simtrain added.</text:p>
      <text:p text:style-name="P20"/>
      <text:p text:style-name="Standard">0.2c5b<text:tab/>Updated the Lubuntu OS to 18.04.2 and installed donkeycar to 2.6.0t with NVidia 430 driver</text:p>
      <text:p text:style-name="P20"/>
      <text:p text:style-name="P16"><text:span text:style-name="T2">Proposed</text:span></text:p>
      <text:p text:style-name="P20">0.3<text:tab/>Initial Bluetooth controller option for turning WiFi On/Off</text:p>
      <text:p text:style-name="P20"><text:tab/></text:p>
      <text:p text:style-name="P20"/>
      <text:p text:style-name="P20"/>
      <text:p text:style-name="P20"/>
      <text:p text:style-name="P20">License: <text:span text:style-name="T7">Creative Commons Attribution-ShareAlike 4.0 International Public License</text:span></text:p>
      <text:p text:style-name="P20">https://creativecommons.org/licenses/by/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32" meta:word-count="1554" meta:character-count="10886" meta:non-whitespace-character-count="9410"/>
    <meta:generator>LibreOfficeDev/6.0.5.2$Linux_X86_64 LibreOffice_project/</meta:generator>
  </office:meta>
</office:document-meta>
</file>